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18.8cm" fo:min-width="23.868cm"/>
    </style:style>
    <style:style style:name="gr2" style:family="graphic" style:parent-style-name="standard">
      <style:graphic-properties draw:textarea-horizontal-align="justify" draw:textarea-vertical-align="middle" draw:auto-grow-height="false" fo:min-height="8.386cm" fo:min-width="22.1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5.338cm" fo:min-width="19.09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632cm" fo:min-width="6.086cm" fo:wrap-option="no-wrap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 fo:min-height="20.705cm" fo:min-width="26.043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4.43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 fo:min-height="7.116cm" fo:min-width="26.551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8.438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7.243cm" fo:min-width="28.202cm"/>
    </style:style>
    <style:style style:name="gr16" style:family="graphic" style:parent-style-name="standard">
      <style:graphic-properties draw:textarea-horizontal-align="justify" draw:textarea-vertical-align="middle" draw:auto-grow-height="false" fo:min-height="6.735cm" fo:min-width="18.931cm"/>
    </style:style>
    <style:style style:name="gr17" style:family="graphic" style:parent-style-name="standard">
      <style:graphic-properties draw:textarea-horizontal-align="justify" draw:textarea-vertical-align="middle" draw:auto-grow-height="false" fo:min-height="3.433cm" fo:min-width="11.311cm"/>
    </style:style>
    <style:style style:name="gr18" style:family="graphic" style:parent-style-name="standard">
      <style:graphic-properties draw:textarea-horizontal-align="justify" draw:textarea-vertical-align="middle" draw:auto-grow-height="false" fo:min-height="8.259cm" fo:min-width="13.216cm"/>
    </style:style>
    <style:style style:name="gr19" style:family="graphic" style:parent-style-name="standard">
      <style:graphic-properties draw:textarea-horizontal-align="justify" draw:textarea-vertical-align="middle" draw:auto-grow-height="false" fo:min-height="8.64cm" fo:min-width="17.026cm"/>
    </style:style>
    <style:style style:name="gr20" style:family="graphic" style:parent-style-name="standard">
      <style:graphic-properties draw:textarea-horizontal-align="justify" draw:textarea-vertical-align="middle" draw:auto-grow-height="false" fo:min-height="5.465cm" fo:min-width="14.867cm"/>
    </style:style>
    <style:style style:name="gr21" style:family="graphic" style:parent-style-name="standard">
      <style:graphic-properties draw:textarea-horizontal-align="justify" draw:textarea-vertical-align="middle" draw:auto-grow-height="false" fo:min-height="9.402cm" fo:min-width="16.518cm"/>
    </style:style>
    <style:style style:name="gr22" style:family="graphic" style:parent-style-name="standard">
      <style:graphic-properties draw:textarea-horizontal-align="justify" draw:textarea-vertical-align="middle" draw:auto-grow-height="false" fo:min-height="2.455cm" fo:min-width="8.775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4.368cm" svg:height="19.05cm" svg:x="-12.827cm" svg:y="-5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606cm" svg:height="8.636cm" svg:x="-11.827cm" svg:y="-2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44cm" svg:height="0.962cm" svg:x="-11.827cm" svg:y="-5.223cm">
          <draw:text-box>
            <text:p>EventConsumer</text:p>
          </draw:text-box>
        </draw:frame>
        <draw:frame draw:style-name="gr4" draw:layer="layout" svg:width="23.116cm" svg:height="13.049cm" svg:x="-11.702cm" svg:y="-2.429cm">
          <draw:text-box>
            <text:p>device_channel_map – device name (proto) → channel name aka <text:s text:c="7"/>admin device</text:p>
            <text:p>channel_map – admin name → EventChannelStruct</text:p>
            <text:p>event_callback_map – event_name → EventCallbackStruct</text:p>
            <text:p>ReadersWritersLock <text:tab/><text:tab/><text:tab/>map_modification_lock;</text:p>
            <text:p/>
            <text:p>vector&lt;EventNotConnected&gt; <text:tab/>event_not_connected;</text:p>
            <text:p>int <text:tab/><text:tab/><text:tab/><text:tab/><text:tab/><text:tab/><text:tab/>subscribe_event_id; <text:tab/>// unique event id</text:p>
            <text:p>vector&lt;string&gt; <text:tab/><text:tab/><text:tab/><text:tab/>env_var_fqdn_prefix;</text:p>
            <text:p>map&lt;std::string,std::string&gt;<text:tab/>alias_map;// key - real host name, value - alias</text:p>
            <text:p>omni_mutex<text:tab/><text:tab/><text:tab/><text:tab/><text:tab/>ev_consumer_inst_mutex;</text:p>
          </draw:text-box>
        </draw:frame>
        <draw:frame draw:style-name="gr5" draw:layer="layout" svg:width="1.984cm" svg:height="0.962cm" svg:x="-11.779cm" svg:y="-3.953cm">
          <draw:text-box>
            <text:p>static</text:p>
          </draw:text-box>
        </draw:frame>
        <draw:custom-shape draw:style-name="gr6" draw:text-style-name="P1" draw:layer="layout" svg:width="19.59cm" svg:height="5.588cm" svg:x="-11.827cm" svg:y="7.3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683cm" svg:height="0.962cm" svg:x="-11.7cm" svg:y="6.134cm">
          <draw:text-box>
            <text:p>proto</text:p>
          </draw:text-box>
        </draw:frame>
        <draw:frame draw:style-name="gr8" draw:layer="layout" svg:width="20.41cm" svg:height="4.826cm" svg:x="-11.663cm" svg:y="7.731cm">
          <draw:text-box>
            <text:p>device_name <text:s/>aka "tango://172.17.0.3:10000/test/debian8/10"</text:p>
            <text:p>string <text:tab/>obj_name_lower;</text:p>
            <text:p><text:s text:c="4"/>int <text:s text:c="6"/>thread_id;</text:p>
            <text:p/>
          </draw:text-box>
        </draw:frame>
        <draw:custom-shape draw:style-name="gr9" draw:text-style-name="P1" draw:layer="layout" svg:width="7.112cm" svg:height="2.032cm" svg:x="12.938cm" svg:y="3.921cm">
          <text:p text:style-name="P1">Used in connect_event </text:p>
          <text:p text:style-name="P1">to build map key</text:p>
          <draw:enhanced-geometry svg:viewBox="0 0 21600 21600" draw:text-areas="800 800 20800 20800" draw:type="round-rectangular-callout" draw:modifiers="-20251.7081400253 44836.20265617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1" draw:id="id1" draw:layer="layout" svg:width="26.543cm" svg:height="20.955cm" svg:x="-12.843cm" svg:y="15.6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492cm" svg:height="0.962cm" svg:x="-12.716cm" svg:y="15.986cm">
          <draw:text-box>
            <text:p>ZmqEventConsumer:</text:p>
          </draw:text-box>
        </draw:frame>
        <draw:custom-shape draw:style-name="gr11" draw:text-style-name="P1" xml:id="id2" draw:id="id2" draw:layer="layout" svg:width="4.937cm" svg:height="1.778cm" svg:x="14.081cm" svg:y="11.668cm">
          <text:p text:style-name="P1">omni_thread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0.428cm" svg:y1="15.605cm" svg:x2="16.549cm" svg:y2="13.446cm" draw:start-shape="id1" draw:start-glue-point="0" draw:end-shape="id2" draw:end-glue-point="2" svg:d="M428 15605l16121-2159" svg:viewBox="0 0 16122 2160">
          <text:p/>
        </draw:connector>
        <draw:connector draw:style-name="gr12" draw:text-style-name="P1" draw:layer="layout" draw:type="line" svg:x1="0.428cm" svg:y1="15.605cm" svg:x2="-0.643cm" svg:y2="13.446cm" draw:start-shape="id1" draw:start-glue-point="0" draw:end-shape="id3" draw:end-glue-point="2" svg:d="M428 15605l-1071-2159" svg:viewBox="0 0 1072 2160">
          <text:p/>
        </draw:connector>
        <draw:frame draw:style-name="gr3" draw:layer="layout" svg:width="24.374cm" svg:height="18.026cm" svg:x="-12.589cm" svg:y="17.51cm">
          <draw:text-box>
            <text:p>zmq::context_t <text:s text:c="25"/>zmq_context; <text:s text:c="11"/>// ZMQ context</text:p>
            <text:p>zmq::socket_t <text:s text:c="26"/>*heartbeat_sub_sock; <text:s text:c="3"/>// heartbeat subscriber socket</text:p>
            <text:p>zmq::socket_t <text:s text:c="26"/>*control_sock; <text:s text:c="9"/>// control socket</text:p>
            <text:p>zmq::socket_t <text:s text:c="26"/>*event_sub_sock; <text:s text:c="7"/>// event subscriber socket</text:p>
            <text:p/>
            <text:p>map&lt;string,zmq::socket_t *&gt; <text:s text:c="12"/>event_mcast; <text:s text:c="11"/>// multicast socket(s)</text:p>
            <text:p>vector&lt;string&gt; <text:s text:c="25"/>connected_pub; <text:s text:c="9"/>//</text:p>
            <text:p>vector&lt;string&gt; <text:s text:c="25"/>connected_heartbeat; <text:s text:c="3"/>//</text:p>
            <text:p/>
            <text:p>AttributeValue_var <text:s text:c="21"/>av;</text:p>
            <text:p>AttributeValue_3_var <text:s text:c="19"/>av3;</text:p>
            <text:p>ZmqAttributeValue_4 <text:s text:c="20"/>zav4;</text:p>
            <text:p>ZmqAttributeValue_5<text:tab/><text:tab/><text:tab/><text:tab/><text:tab/><text:tab/>zav5;</text:p>
            <text:p>AttributeConfig_2_var <text:s text:c="18"/>ac2;</text:p>
            <text:p>AttributeConfig_3_var <text:s text:c="18"/>ac3;</text:p>
            <text:p>AttributeConfig_5_var<text:tab/><text:tab/><text:tab/><text:tab/><text:tab/>ac5;</text:p>
            <text:p>AttDataReady_var <text:s text:c="23"/>adr;</text:p>
            <text:p>DevIntrChange_var<text:tab/><text:tab/><text:tab/><text:tab/><text:tab/><text:tab/>dic;</text:p>
            <text:p>ZmqDevPipeData<text:tab/><text:tab/><text:tab/><text:tab/><text:tab/><text:tab/><text:tab/>zdpd;</text:p>
            <text:p>DevErrorList_var <text:s text:c="23"/>del;</text:p>
            <text:p/>
            <text:p>int <text:s text:c="36"/>old_poll_nb;</text:p>
            <text:p>TangoMonitor<text:tab/><text:tab/><text:tab/><text:tab/><text:tab/><text:tab/><text:tab/>subscription_monitor;</text:p>
            <text:p>omni_mutex <text:s text:c="29"/>sock_bound_mutex;</text:p>
            <text:p>bool<text:tab/><text:tab/><text:tab/><text:tab/><text:tab/><text:tab/><text:tab/><text:tab/><text:tab/>ctrl_socket_bound;</text:p>
          </draw:text-box>
        </draw:frame>
        <draw:custom-shape draw:style-name="gr13" draw:text-style-name="P1" xml:id="id4" draw:id="id4" draw:layer="layout" svg:width="27.051cm" svg:height="7.366cm" svg:x="16.113cm" svg:y="15.73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7cm" svg:height="0.962cm" svg:x="16.621cm" svg:y="16.113cm">
          <draw:text-box>
            <text:p>NotifdEventConsumer</text:p>
          </draw:text-box>
        </draw:frame>
        <draw:connector draw:style-name="gr12" draw:text-style-name="P1" draw:layer="layout" draw:type="line" svg:x1="29.638cm" svg:y1="15.732cm" svg:x2="16.549cm" svg:y2="13.446cm" draw:start-shape="id4" draw:start-glue-point="0" draw:end-shape="id2" draw:end-glue-point="2" svg:d="M29638 15732l-13089-2286" svg:viewBox="0 0 13090 2287">
          <text:p/>
        </draw:connector>
        <draw:connector draw:style-name="gr12" draw:text-style-name="P1" draw:layer="layout" draw:type="line" svg:x1="29.638cm" svg:y1="15.732cm" svg:x2="-0.643cm" svg:y2="13.446cm" draw:start-shape="id4" draw:start-glue-point="0" draw:end-shape="id3" draw:end-glue-point="2" svg:d="M29638 15732l-30281-2286" svg:viewBox="0 0 30282 2287">
          <text:p/>
        </draw:connector>
        <draw:frame draw:style-name="gr3" draw:layer="layout" svg:width="26.651cm" svg:height="4.517cm" svg:x="16.528cm" svg:y="17.946cm">
          <draw:text-box>
            <text:p>CosNotifyChannelAdmin::EventChannel_var <text:tab/><text:tab/><text:tab/><text:tab/>eventChannel;</text:p>
            <text:p>CosNotifyChannelAdmin::ConsumerAdmin_var <text:tab/><text:tab/><text:tab/><text:tab/>consumerAdmin;</text:p>
            <text:p>CosNotifyChannelAdmin::ProxyID <text:tab/><text:tab/><text:tab/><text:tab/><text:tab/><text:tab/><text:tab/>proxyId;</text:p>
            <text:p>CosNotifyChannelAdmin::ProxySupplier_var <text:tab/><text:tab/><text:tab/><text:tab/>proxySupplier;</text:p>
            <text:p>CosNotifyChannelAdmin::StructuredProxyPushSupplier_var<text:tab/>structuredProxyPushSupplier;</text:p>
            <text:p>CosNotifyChannelAdmin::EventChannelFactory_var <text:tab/><text:tab/><text:tab/>eventChannelFactory;</text:p>
          </draw:text-box>
        </draw:frame>
        <draw:custom-shape draw:style-name="gr14" draw:text-style-name="P1" draw:layer="layout" svg:width="9.652cm" svg:height="2.159cm" svg:x="20.304cm" svg:y="6.715cm">
          <text:p text:style-name="P1">run_undetached in infitive loop →</text:p>
          <text:p text:style-name="P1">push_event</text:p>
          <draw:enhanced-geometry svg:viewBox="0 0 21600 21600" draw:text-areas="800 800 20800 20800" draw:type="round-rectangular-callout" draw:modifiers="-3989.72340205118 60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5" draw:text-style-name="P1" xml:id="id5" draw:id="id5" draw:layer="layout" svg:width="28.702cm" svg:height="7.493cm" svg:x="2.143cm" svg:y="13.06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137cm" svg:height="0.962cm" svg:x="2.356cm" svg:y="13.319cm">
          <draw:text-box>
            <text:p>EventChannelStruct</text:p>
          </draw:text-box>
        </draw:frame>
        <draw:custom-shape draw:style-name="gr16" draw:text-style-name="P1" xml:id="id6" draw:id="id6" draw:layer="layout" svg:width="19.431cm" svg:height="6.985cm" svg:x="-13.224cm" svg:y="1.86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6.047cm" svg:height="6.65cm" svg:x="-12.97cm" svg:y="2.351cm">
          <draw:text-box>
            <text:p/>
            <text:p>DeviceProxy <text:tab/><text:tab/><text:tab/><text:tab/><text:tab/>*adm_device_proxy;</text:p>
            <text:p>string <text:tab/><text:tab/><text:tab/><text:tab/><text:tab/><text:tab/><text:tab/>full_adm_name;</text:p>
            <text:p>time_t <text:tab/><text:tab/><text:tab/><text:tab/><text:tab/><text:tab/><text:tab/>last_subscribed;</text:p>
            <text:p>time_t <text:tab/><text:tab/><text:tab/><text:tab/><text:tab/><text:tab/><text:tab/>last_heartbeat;</text:p>
            <text:p>bool <text:tab/><text:tab/><text:tab/><text:tab/><text:tab/><text:tab/><text:tab/>heartbeat_skipped;</text:p>
            <text:p>TangoMonitor<text:tab/><text:tab/><text:tab/><text:tab/><text:tab/>*channel_monitor;</text:p>
            <text:p>ChannelType <text:s text:c="20"/>channel_type;</text:p>
            <text:p/>
          </draw:text-box>
        </draw:frame>
        <draw:frame draw:style-name="gr3" draw:layer="layout" svg:width="6.098cm" svg:height="0.962cm" svg:x="-12.97cm" svg:y="2.045cm">
          <draw:text-box>
            <text:p>EventChannelBase:</text:p>
          </draw:text-box>
        </draw:frame>
        <draw:custom-shape draw:style-name="gr17" draw:text-style-name="P1" xml:id="id7" draw:id="id7" draw:layer="layout" svg:width="11.811cm" svg:height="3.683cm" svg:x="13.319cm" svg:y="2.77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785cm" svg:height="0.962cm" svg:x="13.7cm" svg:y="3.213cm">
          <draw:text-box>
            <text:p>ZmqChannelStruct</text:p>
          </draw:text-box>
        </draw:frame>
        <draw:frame draw:style-name="gr3" draw:layer="layout" svg:width="11.035cm" svg:height="1.673cm" svg:x="13.7cm" svg:y="4.534cm">
          <draw:text-box>
            <text:p>string <text:s text:c="23"/><text:tab/>endpoint;</text:p>
            <text:p>size_t <text:s text:c="25"/>valid_endpoint;</text:p>
          </draw:text-box>
        </draw:frame>
        <draw:connector draw:style-name="gr12" draw:text-style-name="P1" draw:layer="layout" draw:type="line" svg:x1="16.494cm" svg:y1="13.065cm" svg:x2="-3.509cm" svg:y2="8.849cm" draw:start-shape="id5" draw:start-glue-point="0" draw:end-shape="id6" draw:end-glue-point="2" svg:d="M16494 13065l-20003-4216" svg:viewBox="0 0 20004 4217">
          <text:p/>
        </draw:connector>
        <draw:connector draw:style-name="gr12" draw:text-style-name="P1" draw:layer="layout" draw:type="line" svg:x1="16.494cm" svg:y1="13.065cm" svg:x2="19.224cm" svg:y2="6.461cm" draw:start-shape="id5" draw:start-glue-point="0" draw:end-shape="id7" draw:end-glue-point="2" svg:d="M16494 13065l2730-6604" svg:viewBox="0 0 2731 6605">
          <text:p/>
        </draw:connector>
        <draw:frame draw:style-name="gr3" draw:layer="layout" svg:width="28.205cm" svg:height="4.517cm" svg:x="2.356cm" svg:y="14.589cm">
          <draw:text-box>
            <text:p>CosNotifyChannelAdmin::EventChannel_var <text:tab/><text:tab/><text:tab/><text:tab/><text:tab/>eventChannel;</text:p>
            <text:p>CosNotifyChannelAdmin::StructuredProxyPushSupplier_var <text:tab/>structuredProxyPushSupplier;</text:p>
            <text:p>CosNotifyFilter::FilterID <text:tab/><text:tab/><text:tab/><text:tab/><text:tab/><text:tab/><text:tab/><text:tab/><text:tab/>heartbeat_filter_id;</text:p>
            <text:p>string <text:tab/><text:tab/><text:tab/><text:tab/><text:tab/><text:tab/><text:tab/><text:tab/><text:tab/><text:tab/><text:tab/><text:tab/><text:tab/>notifyd_host;</text:p>
            <text:p>bool <text:tab/><text:tab/><text:tab/><text:tab/><text:tab/><text:tab/><text:tab/><text:tab/><text:tab/><text:tab/><text:tab/><text:tab/><text:tab/>event_system_failed;</text:p>
            <text:p>long <text:tab/><text:tab/><text:tab/><text:tab/><text:tab/><text:tab/><text:tab/><text:tab/><text:tab/><text:tab/><text:tab/><text:tab/><text:tab/>has_notifd_closed_the_connection;</text:p>
          </draw:text-box>
        </draw:frame>
      </draw:page>
      <draw:page draw:name="page3" draw:style-name="dp1" draw:master-page-name="Default">
        <draw:custom-shape draw:style-name="gr18" draw:text-style-name="P1" xml:id="id8" draw:id="id8" draw:layer="layout" svg:width="13.716cm" svg:height="8.509cm" svg:x="3.667cm" svg:y="17.76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386cm" svg:height="0.962cm" svg:x="3.921cm" svg:y="18.018cm">
          <draw:text-box>
            <text:p>EventCallbackStruct:</text:p>
          </draw:text-box>
        </draw:frame>
        <draw:frame draw:style-name="gr3" draw:layer="layout" svg:width="12.859cm" svg:height="6.65cm" svg:x="4.27cm" svg:y="19.034cm">
          <draw:text-box>
            <text:p>string filter_constraint;</text:p>
            <text:p>CosNotifyFilter::FilterID filter_id;</text:p>
            <text:p>bool filter_ok;</text:p>
            <text:p>string client_attribute_name;</text:p>
            <text:p>ReceivedFromAdmin received_from_admin;</text:p>
            <text:p>string get_client_attribute_name()</text:p>
            <text:p>{</text:p>
            <text:p><text:tab/>return client_attribute_name;</text:p>
            <text:p>}</text:p>
          </draw:text-box>
        </draw:frame>
        <draw:custom-shape draw:style-name="gr19" draw:text-style-name="P1" xml:id="id9" draw:id="id9" draw:layer="layout" svg:width="17.526cm" svg:height="8.89cm" svg:x="-10.049cm" svg:y="5.06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7.83cm" svg:height="0.962cm" svg:x="-9.668cm" svg:y="5.572cm">
          <draw:text-box>
            <text:p>BaseEventCallbackStruct:</text:p>
          </draw:text-box>
        </draw:frame>
        <draw:frame draw:style-name="gr3" draw:layer="layout" svg:width="15.835cm" svg:height="6.65cm" svg:x="-9.795cm" svg:y="6.588cm">
          <draw:text-box>
            <text:p>DeviceProxy <text:tab/><text:tab/><text:tab/><text:tab/><text:tab/>*device;</text:p>
            <text:p>string <text:tab/><text:tab/><text:tab/><text:tab/><text:tab/><text:tab/><text:tab/>obj_name;</text:p>
            <text:p>string <text:tab/><text:tab/><text:tab/><text:tab/><text:tab/><text:tab/><text:tab/>event_name;</text:p>
            <text:p>string <text:tab/><text:tab/><text:tab/><text:tab/><text:tab/><text:tab/><text:tab/>channel_name;</text:p>
            <text:p>string <text:s text:c="25"/>fully_qualified_event_name;</text:p>
            <text:p>time_t <text:tab/><text:tab/><text:tab/><text:tab/><text:tab/><text:tab/><text:tab/>last_subscribed;</text:p>
            <text:p>TangoMonitor<text:tab/><text:tab/><text:tab/><text:tab/><text:tab/>*callback_monitor;</text:p>
            <text:p>vector&lt;EventSubscribeStruct&gt;<text:tab/>callback_list;</text:p>
            <text:p>bool<text:tab/><text:tab/><text:tab/><text:tab/><text:tab/><text:tab/><text:tab/>alias_used;</text:p>
          </draw:text-box>
        </draw:frame>
        <draw:connector draw:style-name="gr12" draw:text-style-name="P1" draw:layer="layout" draw:type="line" svg:x1="10.525cm" svg:y1="17.764cm" svg:x2="-1.286cm" svg:y2="13.954cm" draw:start-shape="id8" draw:start-glue-point="0" draw:end-shape="id9" draw:end-glue-point="2" svg:d="M10525 17764l-11811-3810" svg:viewBox="0 0 11812 3811">
          <text:p/>
        </draw:connector>
        <draw:custom-shape draw:style-name="gr20" draw:text-style-name="P1" xml:id="id10" draw:id="id10" draw:layer="layout" svg:width="15.367cm" svg:height="5.715cm" svg:x="12.303cm" svg:y="5.8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7.656cm" svg:height="0.962cm" svg:x="12.811cm" svg:y="6.207cm">
          <draw:text-box>
            <text:p>ZmqEventCallbackStruct:</text:p>
          </draw:text-box>
        </draw:frame>
        <draw:frame draw:style-name="gr3" draw:layer="layout" svg:width="14.214cm" svg:height="3.806cm" svg:x="12.821cm" svg:y="7.481cm">
          <draw:text-box>
            <text:p>DevLong <text:s text:c="24"/>device_idl;</text:p>
            <text:p>DevULong <text:s text:c="23"/>ctr;</text:p>
            <text:p>string<text:tab/><text:tab/><text:tab/><text:tab/><text:tab/><text:tab/><text:tab/>endpoint;</text:p>
            <text:p>bool<text:tab/><text:tab/><text:tab/><text:tab/><text:tab/><text:tab/><text:tab/>discarded_event;</text:p>
            <text:p>bool<text:tab/><text:tab/><text:tab/><text:tab/><text:tab/><text:tab/><text:tab/>fwd_att;</text:p>
          </draw:text-box>
        </draw:frame>
        <draw:connector draw:style-name="gr12" draw:text-style-name="P1" draw:layer="layout" draw:type="line" svg:x1="10.525cm" svg:y1="17.764cm" svg:x2="19.986cm" svg:y2="11.541cm" draw:start-shape="id8" draw:start-glue-point="0" draw:end-shape="id10" draw:end-glue-point="2" svg:d="M10525 17764l9461-6223" svg:viewBox="0 0 9462 6224">
          <text:p/>
        </draw:connector>
      </draw:page>
      <draw:page draw:name="page4" draw:style-name="dp1" draw:master-page-name="Default">
        <draw:custom-shape draw:style-name="gr21" draw:text-style-name="P1" draw:layer="layout" svg:width="17.018cm" svg:height="9.652cm" svg:x="0.492cm" svg:y="6.58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348cm" svg:height="0.962cm" svg:x="1cm" svg:y="7.223cm">
          <draw:text-box>
            <text:p>NotConnectedEvent:</text:p>
          </draw:text-box>
        </draw:frame>
        <draw:frame draw:style-name="gr3" draw:layer="layout" svg:width="14.853cm" svg:height="7.361cm" svg:x="1.006cm" svg:y="8.498cm">
          <draw:text-box>
            <text:p>DeviceProxy <text:tab/><text:tab/><text:tab/><text:tab/><text:tab/>*device;</text:p>
            <text:p>string <text:tab/><text:tab/><text:tab/><text:tab/><text:tab/><text:tab/><text:tab/>attribute;</text:p>
            <text:p>EventType <text:tab/><text:tab/><text:tab/><text:tab/><text:tab/><text:tab/>event_type;</text:p>
            <text:p>string <text:tab/><text:tab/><text:tab/><text:tab/><text:tab/><text:tab/><text:tab/>event_name;</text:p>
            <text:p>int <text:tab/><text:tab/><text:tab/><text:tab/><text:tab/><text:tab/> <text:tab/>event_id;</text:p>
            <text:p>CallBack <text:tab/><text:tab/><text:tab/><text:tab/><text:tab/><text:tab/>*callback;</text:p>
            <text:p>EventQueue <text:s text:c="17"/><text:tab/>*ev_queue;</text:p>
            <text:p>vector&lt;string&gt; <text:tab/><text:tab/><text:tab/><text:tab/><text:tab/>filters;</text:p>
            <text:p>time_t <text:tab/><text:tab/><text:tab/><text:tab/><text:tab/><text:tab/><text:tab/>last_heartbeat;</text:p>
            <text:p>string<text:tab/><text:tab/><text:tab/><text:tab/><text:tab/><text:tab/><text:tab/>prefix;</text:p>
          </draw:text-box>
        </draw:frame>
        <draw:custom-shape draw:style-name="gr22" draw:text-style-name="P1" draw:layer="layout" svg:width="10.017cm" svg:height="2.921cm" svg:x="21.59cm" svg:y="4.175cm">
          <text:p text:style-name="P1">Created if connect_event fails</text:p>
          <draw:enhanced-geometry svg:viewBox="0 0 21600 21600" draw:text-areas="800 800 20800 20800" draw:type="round-rectangular-callout" draw:modifiers="-9862.0882411659 25414.3737166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6T12:02:36.828434689</meta:creation-date>
    <dc:date>2018-08-06T17:43:48.626958178</dc:date>
    <dc:creator>Igor Khokhriakov</dc:creator>
    <meta:editing-duration>PT2H55M3S</meta:editing-duration>
    <meta:editing-cycles>11</meta:editing-cycles>
    <meta:generator>LibreOffice/4.3.3.2$Linux_X86_64 LibreOffice_project/430m0$Build-2</meta:generator>
    <meta:document-statistic meta:object-count="47"/>
  </office:meta>
</office:document-meta>
</file>